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bd0" officeooo:paragraph-rsid="001b2bd0"/>
    </style:style>
    <style:style style:name="P2" style:family="paragraph" style:parent-style-name="Standard">
      <style:paragraph-properties fo:text-align="center" style:justify-single-word="false"/>
      <style:text-properties officeooo:rsid="001b2bd0" officeooo:paragraph-rsid="001b2bd0"/>
    </style:style>
    <style:style style:name="P3" style:family="paragraph" style:parent-style-name="Standard">
      <style:paragraph-properties fo:text-align="end" style:justify-single-word="false"/>
      <style:text-properties officeooo:rsid="001b2bd0" officeooo:paragraph-rsid="001b2bd0"/>
    </style:style>
    <style:style style:name="P4" style:family="paragraph" style:parent-style-name="Standard">
      <style:paragraph-properties fo:text-align="justify" style:justify-single-word="false"/>
      <style:text-properties officeooo:rsid="001b2bd0" officeooo:paragraph-rsid="001b2bd0"/>
    </style:style>
    <style:style style:name="P5" style:family="paragraph" style:parent-style-name="Standard">
      <style:text-properties fo:font-size="14pt" officeooo:rsid="001b2bd0" officeooo:paragraph-rsid="001b2bd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1b2bd0" officeooo:paragraph-rsid="001b2bd0" style:font-size-asian="16pt" style:font-size-complex="16pt"/>
    </style:style>
    <style:style style:name="T1" style:family="text">
      <style:text-properties officeooo:rsid="001e47d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e47d0" style:font-size-asian="16pt" style:font-size-complex="16pt"/>
    </style:style>
    <style:style style:name="T6" style:family="text">
      <style:text-properties fo:font-size="16pt" officeooo:rsid="00201a2e" style:font-size-asian="16pt" style:font-size-complex="16pt"/>
    </style:style>
    <style:style style:name="T7" style:family="text">
      <style:text-properties officeooo:rsid="00201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I for FACE <text:span text:style-name="T1">Foundation</text:span></text:p>
      <text:p text:style-name="P1"/>
      <text:p text:style-name="P2"><text:span text:style-name="T2">The InterFace</text:span> <text:span text:style-name="T1">(CamelCase) En_1.0</text:span></text:p>
      <text:p text:style-name="P1"/>
      <text:p text:style-name="P5">Presentation :</text:p>
      <text:p text:style-name="P4"/>
      <text:p text:style-name="P4"><text:span text:style-name="T3">FACE Foundation</text:span> <text:span text:style-name="T4">which has been specialized for years in professional </text:span><text:span text:style-name="T5">retraining</text:span><text:span text:style-name="T4">, asked the Code Académie to </text:span><text:span text:style-name="T5">create</text:span><text:span text:style-name="T4"> an application able to centralize and manage its datas, agendas and different f</text:span><text:span text:style-name="T6">eatures</text:span><text:span text:style-name="T4">.</text:span></text:p>
      <text:p text:style-name="P6"><text:tab/>FACE employees do not have tools to simply and efficiently collaborate so as to organi<text:span text:style-name="T1">z</text:span>e and follow their <text:span text:style-name="T1">Flows</text:span>. Managing its own agenda is personal and problem-leading, people in <text:span text:style-name="T7">retraining</text:span> encounter difficulties if their referent is absent.</text:p>
      <text:p text:style-name="P6"><text:tab/>The <text:span text:style-name="T1">Flows </text:span>follow<text:span text:style-name="T1">ing</text:span> made by FACE is a long time follow for a positive professionnal re<text:span text:style-name="T1">training</text:span>. During these months, employees must be able to see, share and change <text:span text:style-name="T1">Flows</text:span> files.</text:p>
      <text:p text:style-name="P6"><text:tab/>So, the application will be thought in a way every employee can collaborate and interact with each other in different ways. <text:s text:c="2"/></text:p>
      <text:p text:style-name="P6"><text:tab/>Moreover, it is crucial that the interface proposes a search engine to find fast any pieces of information stockpiled in the file of a <text:span text:style-name="T1">Flow and eventually compare it to any professional offer</text:span>. Once again the employee must be able to change these informations if needed.</text:p>
      <text:p text:style-name="P6">The InterFace will thus be a personnel and fonctional tool but also an intuitive and collaborative tool of qu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41:25.706587267</meta:creation-date>
    <dc:date>2016-11-17T10:59:24.016449843</dc:date>
    <meta:editing-duration>PT8M1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93" meta:character-count="1204" meta:non-whitespace-character-count="1013"/>
  </office:meta>
</office:document-meta>
</file>